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tme_changes_area</text:p>
          </table:table-cell>
          <table:table-cell table:number-columns-repeated="2"/>
          <table:table-cell office:value-type="string" calcext:value-type="string">
            <text:p><text:s/>Spending changes in the Scottish government budget 2008-09 to 2016-17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mparability_factors</text:p>
          </table:table-cell>
          <table:table-cell table:number-columns-repeated="2"/>
          <table:table-cell office:value-type="string" calcext:value-type="string">
            <text:p><text:s/>Comparability factors for devolved spend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devolved_taxes</text:p>
          </table:table-cell>
          <table:table-cell table:number-columns-repeated="2"/>
          <table:table-cell office:value-type="string" calcext:value-type="string">
            <text:p><text:s/>Devolution of taxes from 2015-16 onwa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2"/>
          <table:table-cell office:value-type="string" calcext:value-type="string">
            <text:p><text:s/>Changes in real spending per person for Scotland and whole UK 1998-99 to 2016-17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table:number-columns-repeated="2"/>
          <table:table-cell office:value-type="string" calcext:value-type="string">
            <text:p><text:s/>Sources of funding for all councils 2015-1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revenue_balance</text:p>
          </table:table-cell>
          <table:table-cell table:number-columns-repeated="2"/>
          <table:table-cell office:value-type="string" calcext:value-type="string">
            <text:p><text:s/>Public revenue, spending and transfers 2015-16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09:20:54.58671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8T14:33:01.642602342</dc:date>
    <meta:editing-duration>P1DT13H15M59S</meta:editing-duration>
    <meta:editing-cycles>51</meta:editing-cycles>
    <meta:generator>LibreOffice/6.4.5.2$Linux_X86_64 LibreOffice_project/40$Build-2</meta:generator>
    <dc:creator>Andrew Conway</dc:creator>
    <meta:document-statistic meta:table-count="5" meta:cell-count="687" meta:object-count="0"/>
    <meta:user-defined meta:name="qrichtext">1</meta:user-defined>
  </office:meta>
</office:document-meta>
</file>